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00000005ADEEB3CF6DB2156F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Verdana" svg:font-family="Verdana, Georgia, 'Times New Roman', Times, serif"/>
    <style:font-face style:name="open sans" svg:font-family="'open sans', sans-serif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ocotoloOSPF" style:family="table">
      <style:table-properties style:width="16cm" table:align="margins" style:shadow="none" fo:keep-with-next="auto" style:may-break-between-rows="true" style:writing-mode="lr-tb" table:border-model="collapsing"/>
    </style:style>
    <style:style style:name="ProcotoloOSPF.A" style:family="table-column">
      <style:table-column-properties style:column-width="8.001cm" style:rel-column-width="32767*"/>
    </style:style>
    <style:style style:name="ProcotoloOSPF.1" style:family="table-row">
      <style:table-row-properties style:min-row-height="2.011cm" fo:keep-together="auto"/>
    </style:style>
    <style:style style:name="ProcotoloOSPF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ProcotoloOSPF.2" style:family="table-row">
      <style:table-row-properties style:min-row-height="8.017cm"/>
    </style:style>
    <style:style style:name="ProcotoloOSPF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ProcotoloOSPF.B2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cm" fo:margin-right="0.101cm" fo:text-align="center" style:justify-single-word="false" fo:orphans="2" fo:widows="2" fo:text-indent="0cm" style:auto-text-indent="false" fo:background-color="#ffffff" style:writing-mode="lr-tb">
        <style:tab-stops>
          <style:tab-stop style:position="13.176cm"/>
          <style:tab-stop style:position="13.996cm"/>
        </style:tab-stops>
      </style:paragraph-properties>
      <style:text-properties style:font-name="Spranq eco sans" fo:font-size="9pt" fo:language="none" fo:country="none" style:font-size-asian="9pt" style:language-asian="none" style:country-asian="none" style:font-name-complex="Spranq eco sans" style:font-size-complex="9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Spranq eco sans" fo:font-size="9pt" fo:language="none" fo:country="none" fo:font-weight="bold" style:font-size-asian="9pt" style:language-asian="none" style:country-asian="none" style:font-weight-asian="bold" style:font-name-complex="Spranq eco sans" style:font-size-complex="9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P4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orphans="2" fo:widows="2" fo:text-indent="0cm" style:auto-text-indent="false" fo:background-color="#ffffff" style:writing-mode="lr-tb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 style:writing-mode="lr-tb"/>
      <style:text-properties style:font-name="Arial" style:font-name-complex="Arial"/>
    </style:style>
    <style:style style:name="P6" style:family="paragraph" style:parent-style-name="Standard">
      <loext:graphic-properties draw:fill="solid" draw:fill-color="#ffffff"/>
      <style:paragraph-properties fo:margin-left="-0.3cm" fo:margin-right="0.199cm" fo:text-align="center" style:justify-single-word="false" fo:orphans="2" fo:widows="2" fo:text-indent="0.101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.199cm" fo:text-align="end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officeooo:paragraph-rsid="00280c31" style:font-size-asian="10pt" style:font-weight-asian="normal" style:font-name-complex="Tahoma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pt" fo:country="BR" style:text-underline-style="solid" style:text-underline-width="auto" style:text-underline-color="font-color" fo:font-weight="bold" officeooo:rsid="001ef5a1" officeooo:paragraph-rsid="001ef5a1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319ea9" officeooo:paragraph-rsid="00319ea9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319ea9" fo:hyphenate="false" fo:hyphenation-remain-char-count="2" fo:hyphenation-push-char-count="2"/>
    </style:style>
    <style:style style:name="P19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officeooo:paragraph-rsid="000149d2" fo:hyphenate="false" fo:hyphenation-remain-char-count="2" fo:hyphenation-push-char-count="2"/>
    </style:style>
    <style:style style:name="P20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officeooo:paragraph-rsid="00319ea9" fo:hyphenate="false" fo:hyphenation-remain-char-count="2" fo:hyphenation-push-char-count="2"/>
    </style:style>
    <style:style style:name="P21" style:family="paragraph" style:parent-style-name="Standard">
      <loext:graphic-properties draw:fill="none" draw:fill-color="#ffffff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style:text-underline-style="solid" style:text-underline-width="auto" style:text-underline-color="font-color" fo:font-weight="bold" officeooo:rsid="00319ea9" officeooo:paragraph-rsid="00319ea9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Arial" fo:font-size="12pt" style:text-underline-style="none" fo:font-weight="normal" officeooo:rsid="002c26c2" officeooo:paragraph-rsid="000149d2" style:font-size-asian="10.5pt" style:font-weight-asian="normal" style:font-name-complex="Arial" style:font-size-complex="12pt" style:font-weight-complex="normal" fo:hyphenate="false" fo:hyphenation-remain-char-count="2" fo:hyphenation-push-char-count="2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4" style:family="paragraph" style:parent-style-name="Table_20_Contents" style:list-style-name="L5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officeooo:rsid="003222b6" officeooo:paragraph-rsid="003222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officeooo:rsid="00319ea9" officeooo:paragraph-rsid="00319e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 style:list-style-name="L5">
      <style:paragraph-properties fo:margin-top="0.101cm" fo:margin-bottom="0.101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91c0" officeooo:paragraph-rsid="00349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 style:list-style-name="L5">
      <style:paragraph-properties fo:line-height="150%" fo:text-align="start" style:justify-single-word="false"/>
      <style:text-properties fo:font-variant="normal" fo:text-transform="none" fo:color="#000000" style:font-name="Tahoma" fo:font-size="12pt" fo:letter-spacing="normal" fo:font-style="normal" fo:font-weight="normal" officeooo:paragraph-rsid="003491c0" style:font-size-asian="12pt" style:font-size-complex="12pt"/>
    </style:style>
    <style:style style:name="P28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1d1f71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319ea9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3491c0"/>
    </style:style>
    <style:style style:name="T5" style:family="text">
      <style:text-properties officeooo:rsid="00319ea9"/>
    </style:style>
    <style:style style:name="T6" style:family="text">
      <style:text-properties fo:font-size="12pt" officeooo:rsid="000ee3fb" style:font-size-asian="12pt" style:font-name-complex="Arial1" style:font-size-complex="12pt"/>
    </style:style>
    <style:style style:name="T7" style:family="text">
      <style:text-properties officeooo:rsid="003491c0"/>
    </style:style>
    <style:style style:name="T8" style:family="text">
      <style:text-properties style:text-outline="false" style:text-line-through-style="none" style:text-line-through-type="none" fo:text-shadow="none" style:text-underline-style="none" officeooo:rsid="003222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text-shadow="none" style:text-underline-style="none" officeooo:rsid="003222b6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8">Curso Técnico em Redes de Computadores</text:p>
      <text:p text:style-name="P9"/>
      <text:p text:style-name="P11"/>
      <text:p text:style-name="P11"/>
      <text:p text:style-name="P11"/>
      <text:p text:style-name="P11"/>
      <text:p text:style-name="P11"/>
      <text:p text:style-name="P4">Cássio de Albuquerque</text:p>
      <text:p text:style-name="P5"/>
      <text:p text:style-name="P12"/>
      <text:p text:style-name="P12"/>
      <text:p text:style-name="P14"/>
      <text:p text:style-name="P14"/>
      <text:p text:style-name="P17">Interconexão de Red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São Paulo - <text:s/>SP</text:p>
      <text:p text:style-name="P13">202<text:span text:style-name="T1">2</text:span></text:p>
      <text:p text:style-name="P10"/>
      <text:p text:style-name="P4">Cássio de Albuquerque</text:p>
      <text:p text:style-name="P10"><text:soft-page-break/></text:p>
      <text:p text:style-name="P16">Atividade Proposta</text:p>
      <text:p text:style-name="P15"/>
      <text:p text:style-name="P19"><text:span text:style-name="T6">1) </text:span><text:span text:style-name="T2">Em nossa pr</text:span><text:span text:style-name="T3">i</text:span><text:span text:style-name="T2">meira atividade você deve pesquisar no material didático, nas RFCs e documentações dos fabricantes de equipamentos de rede, as vantagens e desvantagens identificadas no uso do Protocolo </text:span><text:span text:style-name="T4">EIGRP</text:span> .</text:p>
      <text:p text:style-name="P19"/>
      <text:p text:style-name="P20"><text:span text:style-name="T5">2) </text:span><text:span text:style-name="T2">Após realizar a pesquisa, você de listá-las em um documento de texto e publicar essa lista neste espaço. Esta atividade deve ser realizada individualmente.</text:span></text:p>
      <text:p text:style-name="P20"/>
      <text:p text:style-name="P21">PROTOCOLO <text:s/><text:span text:style-name="T7">EIGRP</text:span></text:p>
      <text:p text:style-name="P28"/>
      <table:table table:name="ProcotoloOSPF" table:style-name="ProcotoloOSPF" table:template-name="Mundo azul">
        <table:table-column table:style-name="ProcotoloOSPF.A" table:number-columns-repeated="2"/>
        <table:table-row table:style-name="ProcotoloOSPF.1">
          <table:table-cell table:style-name="ProcotoloOSPF.A1" office:value-type="string">
            <text:p text:style-name="P25"/>
            <text:p text:style-name="P25"/>
            <text:p text:style-name="P25">Vantagens</text:p>
          </table:table-cell>
          <table:table-cell table:style-name="ProcotoloOSPF.A1" office:value-type="string">
            <text:p text:style-name="P25"/>
            <text:p text:style-name="P25"/>
            <text:p text:style-name="P25">Desvantagens</text:p>
          </table:table-cell>
        </table:table-row>
        <table:table-row table:style-name="ProcotoloOSPF.2">
          <table:table-cell table:style-name="ProcotoloOSPF.A2" office:value-type="string">
            <text:list xml:id="list3479735831" text:style-name="L5">
              <text:list-item>
                <text:p text:style-name="P27"><text:span text:style-name="T9">O Protocolo de roteamento de gateway interno aprimorado converge em tempos rápidos e rápidos para as alterações na topologia da rede.</text:span></text:p>
              </text:list-item>
              <text:list-item>
                <text:p text:style-name="P27">Utiliza o link de forma mais eficaz por meio de caminhos múltiplos de custo igual (ECMP) e compartilhamento desigual de carga de custo</text:p>
              </text:list-item>
              <text:list-item>
                <text:p text:style-name="P27"><text:span text:style-name="T7">R</text:span>ealiza uma transição muito mais fácil com uma família de endereços múltiplos.</text:p>
              </text:list-item>
              <text:list-item>
                <text:p text:style-name="P27"><text:soft-page-break/>Suporta redes IPV4 e IPV6.</text:p>
              </text:list-item>
              <text:list-item>
                <text:p text:style-name="P27"><text:span text:style-name="T7">F</text:span>ornece criptografia para segurança e pode ser usado com o iBGP para roteamento de WAN.</text:p>
              </text:list-item>
              <text:list-item>
                <text:p text:style-name="P27">Reduz o tráfego da rede, fazendo uso de atualizações 'baseadas em necessidades'</text:p>
              </text:list-item>
              <text:list-item>
                <text:p text:style-name="P27"><text:span text:style-name="T7">A</text:span>juda a automatizar as decisões e a configuração de roteamento.</text:p>
                <text:p text:style-name="P24"/>
              </text:list-item>
            </text:list>
          </table:table-cell>
          <table:table-cell table:style-name="ProcotoloOSPF.B2" office:value-type="string">
            <text:list xml:id="list212245904087063" text:continue-numbering="true" text:style-name="L5">
              <text:list-item>
                <text:p text:style-name="P26">Algoritmo proprietário ( CISCO )</text:p>
              </text:list-item>
              <text:list-item>
                <text:p text:style-name="P26">Depende de rotas fornecidas pelos vizinhos.</text:p>
              </text:list-item>
              <text:list-item>
                <text:p text:style-name="P26">Não suporta aplicações futuros, pois não é escalável. </text:p>
              </text:list-item>
            </text:list>
          </table:table-cell>
        </table:table-row>
      </table:table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Verdana" svg:font-family="Verdana, Georgia, 'Times New Roman', Times, serif"/>
    <style:font-face style:name="open sans" svg:font-family="'open sans', sans-serif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5" style:display-name="Mundo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7" style:display-name="Mundo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.101cm" fo:text-align="center" style:justify-single-word="false" fo:orphans="2" fo:widows="2" fo:text-indent="0cm" style:auto-text-indent="false" fo:background-color="#ffffff" style:writing-mode="lr-tb">
        <style:tab-stops>
          <style:tab-stop style:position="13.176cm"/>
          <style:tab-stop style:position="13.996cm"/>
        </style:tab-stops>
      </style:paragraph-properties>
      <style:text-properties style:font-name="Spranq eco sans" fo:font-size="9pt" fo:language="none" fo:country="none" style:font-size-asian="9pt" style:language-asian="none" style:country-asian="none" style:font-name-complex="Spranq eco sans" style:font-size-complex="9pt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Spranq eco sans" fo:font-size="9pt" fo:language="none" fo:country="none" fo:font-weight="bold" style:font-size-asian="9pt" style:language-asian="none" style:country-asian="none" style:font-weight-asian="bold" style:font-name-complex="Spranq eco sans" style:font-size-complex="9pt"/>
    </style:style>
    <style:style style:name="MP3" style:family="paragraph" style:parent-style-name="Standard">
      <loext:graphic-properties draw:fill="solid" draw:fill-color="#ffffff"/>
      <style:paragraph-properties fo:margin-left="-0.3cm" fo:margin-right="0.199cm" fo:text-align="center" style:justify-single-word="false" fo:orphans="2" fo:widows="2" fo:text-indent="0.101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MP5" style:family="paragraph" style:parent-style-name="Standard">
      <loext:graphic-properties draw:fill="solid" draw:fill-color="#ffffff"/>
      <style:paragraph-properties fo:margin-left="0cm" fo:margin-right="0.199cm" fo:text-align="end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officeooo:paragraph-rsid="00280c31" style:font-size-asian="10pt" style:font-weight-asian="normal" style:font-name-complex="Tahoma" style:font-size-complex="10pt" style:font-weight-complex="normal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4.475cm" svg:y="-0.995cm" svg:width="6.059cm" svg:height="1.349cm" draw:z-index="2"><draw:image xlink:href="Pictures/10000000000001900000005ADEEB3CF6DB2156F4.png" xlink:type="simple" xlink:show="embed" xlink:actuate="onLoad" loext:mime-type="image/png"/></draw:frame></text:p>
        <text:p text:style-name="MP2"/>
        <text:p text:style-name="MP3">Escola Senai “Roberto Simonsen”</text:p>
        <text:p text:style-name="MP4">Curso Técnico em Redes de Computadores</text:p>
        <text:p text:style-name="MP4"/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_Outros_Setores_Novo_Brasão</dc:title>
    <meta:creation-date>2017-10-20T14:48:00</meta:creation-date>
    <dc:date>2022-04-04T21:22:44.357000000</dc:date>
    <meta:print-date>1995-11-21T17:41:00</meta:print-date>
    <meta:editing-cycles>64</meta:editing-cycles>
    <meta:editing-duration>P1DT22H34M33S</meta:editing-duration>
    <meta:generator>LibreOffice/6.2.7.1$Windows_X86_64 LibreOffice_project/23edc44b61b830b7d749943e020e96f5a7df63bf</meta:generator>
    <meta:initial-creator>Marcia Sarraf Mercadante</meta:initial-creator>
    <meta:document-statistic meta:table-count="1" meta:image-count="1" meta:object-count="0" meta:page-count="3" meta:paragraph-count="25" meta:word-count="221" meta:character-count="1350" meta:non-whitespace-character-count="1161"/>
  </office:meta>
</office:document-meta>
</file>